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table:border-model="collapsing"/>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5"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6"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e6654"/>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3d8" officeooo:paragraph-rsid="002083d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13" style:family="paragraph" style:parent-style-name="Standard">
      <style:paragraph-properties fo:margin-top="0.0398in" fo:margin-bottom="0.0398in" loext:contextual-spacing="false" fo:line-height="150%" fo:text-align="start" style:justify-single-word="false"/>
      <style:text-properties officeooo:paragraph-rsid="003659cf"/>
    </style:style>
    <style:style style:name="P14" style:family="paragraph" style:parent-style-name="Standard">
      <style:paragraph-properties fo:margin-top="0.0398in" fo:margin-bottom="0.0398in" loext:contextual-spacing="false" fo:line-height="150%" fo:text-align="start" style:justify-single-word="false"/>
      <style:text-properties officeooo:paragraph-rsid="00380d4b"/>
    </style:style>
    <style:style style:name="P15" style:family="paragraph" style:parent-style-name="Standard">
      <style:paragraph-properties fo:margin-top="0.0398in" fo:margin-bottom="0.0398in" loext:contextual-spacing="false" fo:line-height="150%" fo:text-align="start" style:justify-single-word="false"/>
      <style:text-properties officeooo:paragraph-rsid="003c245c"/>
    </style:style>
    <style:style style:name="P16" style:family="paragraph" style:parent-style-name="Standard">
      <style:paragraph-properties fo:margin-top="0.0398in" fo:margin-bottom="0.0398in" loext:contextual-spacing="false" fo:line-height="150%" fo:text-align="start" style:justify-single-word="false"/>
      <style:text-properties officeooo:paragraph-rsid="003e227c"/>
    </style:style>
    <style:style style:name="P17" style:family="paragraph" style:parent-style-name="Standard">
      <style:paragraph-properties fo:margin-top="0.0398in" fo:margin-bottom="0.0398in" loext:contextual-spacing="false" fo:line-height="150%" fo:text-align="start" style:justify-single-word="false"/>
      <style:text-properties officeooo:rsid="002cafca" officeooo:paragraph-rsid="002bd9fc"/>
    </style:style>
    <style:style style:name="P18"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19"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20" style:family="paragraph" style:parent-style-name="Standard">
      <style:paragraph-properties fo:margin-top="0.0398in" fo:margin-bottom="0.0398in" loext:contextual-spacing="false" fo:line-height="150%" fo:text-align="center" style:justify-single-word="false"/>
      <style:text-properties officeooo:rsid="00353754" officeooo:paragraph-rsid="00353754"/>
    </style:style>
    <style:style style:name="P21" style:family="paragraph" style:parent-style-name="Standard">
      <style:paragraph-properties fo:margin-top="0.0398in" fo:margin-bottom="0.0398in" loext:contextual-spacing="false" fo:line-height="150%" fo:text-align="start" style:justify-single-word="false"/>
      <style:text-properties officeooo:rsid="003e227c" officeooo:paragraph-rsid="003e227c"/>
    </style:style>
    <style:style style:name="P22"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8c1" officeooo:paragraph-rsid="002a38c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665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1e29cd" officeooo:paragraph-rsid="001e29c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a38c1" officeooo:paragraph-rsid="002a38c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e6654" style:font-style-asian="italic" style:font-style-complex="italic"/>
    </style:style>
    <style:style style:name="T3" style:family="text">
      <style:text-properties officeooo:rsid="0012a2a2"/>
    </style:style>
    <style:style style:name="T4" style:family="text">
      <style:text-properties officeooo:rsid="00189bcf"/>
    </style:style>
    <style:style style:name="T5" style:family="text">
      <style:text-properties fo:font-weight="normal" style:font-weight-asian="normal" style:font-weight-complex="normal"/>
    </style:style>
    <style:style style:name="T6" style:family="text">
      <style:text-properties fo:font-weight="normal" officeooo:rsid="002bd9fc" style:font-weight-asian="normal" style:font-weight-complex="normal"/>
    </style:style>
    <style:style style:name="T7" style:family="text">
      <style:text-properties fo:font-weight="normal" officeooo:rsid="002bee04" style:font-weight-asian="normal" style:font-weight-complex="normal"/>
    </style:style>
    <style:style style:name="T8" style:family="text">
      <style:text-properties fo:font-weight="normal" officeooo:rsid="002e3119" style:font-weight-asian="normal" style:font-weight-complex="normal"/>
    </style:style>
    <style:style style:name="T9" style:family="text">
      <style:text-properties fo:font-weight="normal" officeooo:rsid="002e0b05" style:font-weight-asian="normal" style:font-weight-complex="normal"/>
    </style:style>
    <style:style style:name="T10" style:family="text">
      <style:text-properties fo:font-weight="normal" officeooo:rsid="00323253" style:font-weight-asian="normal" style:font-weight-complex="normal"/>
    </style:style>
    <style:style style:name="T11" style:family="text">
      <style:text-properties fo:font-weight="normal" officeooo:rsid="0033339f" style:font-weight-asian="normal" style:font-weight-complex="normal"/>
    </style:style>
    <style:style style:name="T12" style:family="text">
      <style:text-properties fo:font-weight="normal" officeooo:rsid="00336db9" style:font-weight-asian="normal" style:font-weight-complex="normal"/>
    </style:style>
    <style:style style:name="T13" style:family="text">
      <style:text-properties fo:font-weight="normal" officeooo:rsid="00353754" style:font-weight-asian="normal" style:font-weight-complex="normal"/>
    </style:style>
    <style:style style:name="T14" style:family="text">
      <style:text-properties fo:font-weight="normal" officeooo:rsid="0036f57a" style:font-weight-asian="normal" style:font-weight-complex="normal"/>
    </style:style>
    <style:style style:name="T15" style:family="text">
      <style:text-properties fo:font-weight="normal" officeooo:rsid="003659cf" style:font-weight-asian="normal" style:font-weight-complex="normal"/>
    </style:style>
    <style:style style:name="T16" style:family="text">
      <style:text-properties fo:font-weight="normal" officeooo:rsid="00380d4b" style:font-weight-asian="normal" style:font-weight-complex="normal"/>
    </style:style>
    <style:style style:name="T17" style:family="text">
      <style:text-properties fo:font-weight="normal" officeooo:rsid="003b276b" style:font-weight-asian="normal" style:font-weight-complex="normal"/>
    </style:style>
    <style:style style:name="T18" style:family="text">
      <style:text-properties fo:font-weight="normal" officeooo:rsid="003c245c" style:font-weight-asian="normal" style:font-weight-complex="normal"/>
    </style:style>
    <style:style style:name="T19" style:family="text">
      <style:text-properties fo:font-weight="normal" officeooo:rsid="002e3119" fo:background-color="#ffff00" loext:char-shading-value="0" style:font-weight-asian="normal" style:font-weight-complex="normal"/>
    </style:style>
    <style:style style:name="T20" style:family="text">
      <style:text-properties fo:font-weight="normal" officeooo:rsid="002bd9fc" fo:background-color="#ffff00" loext:char-shading-value="0" style:font-weight-asian="normal" style:font-weight-complex="normal"/>
    </style:style>
    <style:style style:name="T21" style:family="text">
      <style:text-properties fo:font-weight="normal" officeooo:rsid="002e3119" fo:background-color="transparent" loext:char-shading-value="0" style:font-weight-asian="normal" style:font-weight-complex="normal"/>
    </style:style>
    <style:style style:name="T22" style:family="text">
      <style:text-properties fo:font-style="normal" officeooo:rsid="001ed4c9" style:font-style-asian="normal" style:font-style-complex="normal"/>
    </style:style>
    <style:style style:name="T23" style:family="text">
      <style:text-properties fo:font-style="normal" officeooo:rsid="001e6654" style:font-style-asian="normal" style:font-style-complex="normal"/>
    </style:style>
    <style:style style:name="T24" style:family="text">
      <style:text-properties fo:font-style="normal" officeooo:rsid="003dcad0" style:font-style-asian="normal" style:font-style-complex="normal"/>
    </style:style>
    <style:style style:name="T25" style:family="text">
      <style:text-properties fo:font-style="normal" officeooo:rsid="003e227c" style:font-style-asian="normal" style:font-style-complex="normal"/>
    </style:style>
    <style:style style:name="T26" style:family="text">
      <style:text-properties officeooo:rsid="002083d8"/>
    </style:style>
    <style:style style:name="T27" style:family="text">
      <style:text-properties fo:color="#000000" style:text-outline="false" style:text-line-through-style="none" style:text-line-through-type="none" style:font-name="Liberation Serif" fo:font-size="12pt" fo:language="zxx" fo:country="none" fo:font-style="normal" fo:text-shadow="none" style:text-underline-style="solid" style:text-underline-width="auto" style:text-underline-color="font-color" fo:font-weight="normal" officeooo:rsid="00261eaf" style:font-size-asian="12pt" style:language-asian="zxx" style:country-asian="none" style:font-style-asian="normal" style:font-weight-asian="normal" style:font-size-complex="12pt" style:font-style-complex="normal" style:font-weight-complex="normal" style:text-overline-style="none" style:text-overline-color="font-color"/>
    </style:style>
    <style:style style:name="T28" style:family="text">
      <style:text-properties fo:language="zxx" fo:country="none" style:language-asian="zxx" style:country-asian="none"/>
    </style:style>
    <style:style style:name="T29" style:family="text">
      <style:text-properties fo:language="zxx" fo:country="none" style:language-asian="zxx" style:country-asian="none" style:language-complex="zxx" style:country-complex="none"/>
    </style:style>
    <style:style style:name="T30" style:family="text">
      <style:text-properties officeooo:rsid="003e227c"/>
    </style:style>
    <style:style style:name="T31" style:family="text">
      <style:text-properties officeooo:rsid="003ec6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art 0 &amp; Part 1</text:p>
      <text:p text:style-name="P3">Introduction</text:p>
      <text:p text:style-name="P13"><text:span text:style-name="T7">T</text:span><text:span text:style-name="T9">his is the first biweekly report for my self-guided study into the FullStackOpen under the supervision of Dr. Dianxiang Xu. Every two </text:span><text:span text:style-name="T13">modules</text:span><text:span text:style-name="T9"> (</text:span><text:span text:style-name="T8">specifically, </text:span><text:span text:style-name="T9">the course equivalent of </text:span><text:span text:style-name="T13">roughly</text:span><text:span text:style-name="T9"> two weeks), I will release a report of what I’ve learned, along with links to the deliverables of work completed during those two weeks.</text:span></text:p>
      <text:p text:style-name="P13"><text:span text:style-name="T12">All documentation and source code will be posted in the GitHub repostiory </text:span><text:a xlink:type="simple" xlink:href="https://github.com/ZDGharst/FullStackOpen" text:style-name="Internet_20_link" text:visited-style-name="Visited_20_Internet_20_Link"><text:span text:style-name="T12">here</text:span></text:a><text:span text:style-name="T12">. </text:span><text:span text:style-name="T11">Deliverables can be found within the appropriately named section with links to the commit/diff of the Git repo. Some exercises refactor or change the code from previous exercises; in this event, it’s best to view the git repository at the specified commit rather than the latest commit.</text:span></text:p>
      <text:p text:style-name="P13"><text:span text:style-name="T11">I </text:span><text:span text:style-name="T15">will also detail all supplementary material studied that isn’t in the course. </text:span><text:span text:style-name="T14">O</text:span><text:span text:style-name="T15">ptional material and exercises will be completed, </text:span><text:span text:style-name="T14">if viable to the course objectives</text:span><text:span text:style-name="T15">.</text:span></text:p>
      <text:p text:style-name="P15"><text:span text:style-name="T9">T</text:span><text:span text:style-name="T8">his biweekly module consisted of the introduction to the course, a refresher of the basic, and introduction to using the ReactJS frontend framework. </text:span><text:span text:style-name="T18">Two of the four course objectives were progressed. </text:span><text:span text:style-name="T10">The self-evaluation of my accomplishment of the above course objectives can be found below.</text:span></text:p>
      <text:p text:style-name="P12"><text:span text:style-name="T7">S</text:span><text:span text:style-name="T8">elf Evaluation: <text:tab/></text:span><text:span text:style-name="T19">Mastery</text:span><text:span text:style-name="T21"> / Progressing / Needs Improvement</text:span></text:p>
      <text:p text:style-name="P11"><text:span text:style-name="T7">Due date</text:span><text:span text:style-name="T6">: <text:tab/><text:tab/>2021-09-03</text:span></text:p>
      <text:p text:style-name="P11"><text:span text:style-name="T7">Completion</text:span><text:span text:style-name="T6">: <text:tab/><text:tab/></text:span><text:span text:style-name="T20">2021-08-23</text:span></text:p>
      <text:p text:style-name="P19"><text:span text:style-name="T6">G</text:span><text:span text:style-name="T5">itHub: <text:tab/><text:tab/></text:span><text:a xlink:type="simple" xlink:href="https://github.com/ZDGharst/FullStackOpen" text:style-name="Internet_20_link" text:visited-style-name="Visited_20_Internet_20_Link"><text:span text:style-name="T5">https://github.com/ZDGharst/FullStackOpen</text:span></text:a></text:p>
      <text:p text:style-name="P17"><text:span text:style-name="T5"/></text:p>
      <text:p text:style-name="P2">Part 0 – Fundamentals of Web apps</text:p>
      <text:p text:style-name="P4"><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ext:soft-page-break/>than GUI tools as this is my preferred developer environment; however, I have a laptop with Windows 10 that I may use if I’m not able to use my desktop PC for some reason.</text:p>
      <text:p text:style-name="P4">Part 0b <text:span text:style-name="T3">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5">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4">especially with how intensive software engineering technical interviews are today.</text:span></text:p>
      <text:p text:style-name="P6">Exercises 0.1 through 0.3 were instructions to review HTML, CSS, and web forms through Mozilla documentation with no deliverables. The charts for exercises 0.4 through 0.6 can be found in the deliverables section below.</text:p>
      <text:p text:style-name="P6"/>
      <text:p text:style-name="P2">Part 1 – Introduction to React</text:p>
      <text:p text:style-name="P7"><text:span text:style-name="T2">Part1a </text:span><text:span text:style-name="T23">is the Introduction to React. It introduces us to a tool called create-react-app, which creates a new project, sets up the directory structure, initializes a git repo, configures the React project for various tasks (this is learned in part 7), creates an App component, and scaffolds other code that may be needed. Some of the things learned in this section: creating React components, using JSX to render elements to the DOM, using the JavaScript console log, and other JavaScript design patterns. One thing </text:span><text:span text:style-name="T22">I</text:span><text:span text:style-name="T23"> do in this part as part of the curriculum is to divide the App component into separate components, </text:span><text:span text:style-name="T22">and how to pass data between components using props</text:span><text:span text:style-name="T23">. </text:span><text:span text:style-name="T22">Exercises 1.1 and 1.2 were part of this section; I created a new project, </text:span><text:span text:style-name="T24">took</text:span><text:span text:style-name="T22"> existing code that is a single, large component, and refactor</text:span><text:span text:style-name="T25">ed</text:span><text:span text:style-name="T22"> it into smaller, more manageable components. </text:span></text:p>
      <text:p text:style-name="P16"><text:span text:style-name="T30">The goal of Part1b is to describe the history of JavaScript (specifically, the official standard named ECMAScript), common uses of JavaScript, and the syntax. Most of this section covers programming paradigms and syntax for JavaScript. <text:s/>Exercise 1.3 instructs me to refactor the same project from 1.1 &amp; 1.2 by changing the data from many, singleton variables into individual objects. Exercise 1.4 takes each individual object and turns it into an array of objects. Exercise 1.5 takes the array from 1.4, and creates </text:span><text:soft-page-break/><text:span text:style-name="T30">an enclosed object with metadata. </text:span><text:span text:style-name="T31">Within each exercise, I also have to make the code still work as expected with that required data structure.</text:span></text:p>
      <text:p text:style-name="P16"/>
      <text:p text:style-name="P21"><text:span text:style-name="T1">Additional notes can be found in the Part 1 </text:span><text:a xlink:type="simple" xlink:href="https://github.com/ZDGharst/FullStackOpen/blob/master/part1/README.md" text:style-name="Internet_20_link" text:visited-style-name="Visited_20_Internet_20_Link"><text:span text:style-name="T1">README</text:span></text:a><text:span text:style-name="T1">.</text:span></text:p>
      <text:p text:style-name="P22">Deliverables</text:p>
      <table:table table:name="Table1" table:style-name="Table1" table:template-name="Default Style">
        <table:table-column table:style-name="Table1.A" table:number-columns-repeated="3"/>
        <table:table-column table:style-name="Table1.D"/>
        <table:table-row table:style-name="Table1.1">
          <table:table-cell table:style-name="Table1.A1" office:value-type="string">
            <text:p text:style-name="P8">Exercise</text:p>
          </table:table-cell>
          <table:table-cell table:style-name="Table1.A1" office:value-type="string">
            <text:p text:style-name="P8">Commit / <text:span text:style-name="T26">Link</text:span></text:p>
          </table:table-cell>
          <table:table-cell table:style-name="Table1.A1" office:value-type="string">
            <text:p text:style-name="P8">Diff</text:p>
          </table:table-cell>
          <table:table-cell table:style-name="Table1.D1" office:value-type="string">
            <text:p text:style-name="P8">Notes</text:p>
          </table:table-cell>
        </table:table-row>
        <table:table-row table:style-name="Table1.2">
          <table:table-cell table:style-name="Table1.A2" office:value-type="string">
            <text:p text:style-name="P9">0.4</text:p>
          </table:table-cell>
          <table:table-cell table:style-name="Table1.A2" office:value-type="string">
            <text:p text:style-name="P23"><text:a xlink:type="simple" xlink:href="https://github.com/ZDGharst/FullStackOpen/blob/master/part0/exercise_0.4.png" text:style-name="Internet_20_link" text:visited-style-name="Visited_20_Internet_20_Link"><text:span text:style-name="T29">link</text:span></text:a></text:p>
          </table:table-cell>
          <table:table-cell table:style-name="Table1.A2" office:value-type="string">
            <text:p text:style-name="P25"/>
          </table:table-cell>
          <table:table-cell table:style-name="Table1.D2" office:value-type="string">
            <text:p text:style-name="P23"/>
          </table:table-cell>
        </table:table-row>
        <table:table-row table:style-name="Table1.2">
          <table:table-cell table:style-name="Table1.A2" office:value-type="string">
            <text:p text:style-name="P9">0.5</text:p>
          </table:table-cell>
          <table:table-cell table:style-name="Table1.A2" office:value-type="string">
            <text:p text:style-name="P23"><text:a xlink:type="simple" xlink:href="https://github.com/ZDGharst/FullStackOpen/blob/master/part0/exercise_0.5.png" text:style-name="Internet_20_link" text:visited-style-name="Visited_20_Internet_20_Link"><text:span text:style-name="T29">link</text:span></text:a></text:p>
          </table:table-cell>
          <table:table-cell table:style-name="Table1.A2" office:value-type="string">
            <text:p text:style-name="P25"/>
          </table:table-cell>
          <table:table-cell table:style-name="Table1.D2" office:value-type="string">
            <text:p text:style-name="P23"/>
          </table:table-cell>
        </table:table-row>
        <table:table-row table:style-name="Table1.2">
          <table:table-cell table:style-name="Table1.A2" office:value-type="string">
            <text:p text:style-name="P9">0.6</text:p>
          </table:table-cell>
          <table:table-cell table:style-name="Table1.A2" office:value-type="string">
            <text:p text:style-name="P23"><text:a xlink:type="simple" xlink:href="https://github.com/ZDGharst/FullStackOpen/blob/master/part0/exercise_0.6.png" text:style-name="Internet_20_link" text:visited-style-name="Visited_20_Internet_20_Link"><text:span text:style-name="T29">link</text:span></text:a></text:p>
          </table:table-cell>
          <table:table-cell table:style-name="Table1.A2" office:value-type="string">
            <text:p text:style-name="P25"/>
          </table:table-cell>
          <table:table-cell table:style-name="Table1.D2" office:value-type="string">
            <text:p text:style-name="P23"/>
          </table:table-cell>
        </table:table-row>
        <table:table-row table:style-name="Table1.2">
          <table:table-cell table:style-name="Table1.A2" office:value-type="string">
            <text:p text:style-name="P8">1.1</text:p>
          </table:table-cell>
          <table:table-cell table:style-name="Table1.A2" office:value-type="string">
            <text:p text:style-name="P23"><text:a xlink:type="simple" xlink:href="https://github.com/ZDGharst/FullStackOpen/tree/965cd7cdf0b4ef7e6c6a554175610bbc1e35bba8" text:style-name="Internet_20_link" text:visited-style-name="Visited_20_Internet_20_Link"><text:span text:style-name="T29">965cd7c</text:span></text:a></text:p>
          </table:table-cell>
          <table:table-cell table:style-name="Table1.A2" office:value-type="string">
            <text:p text:style-name="P23"><text:a xlink:type="simple" xlink:href="https://github.com/ZDGharst/FullStackOpen/commit/965cd7cdf0b4ef7e6c6a554175610bbc1e35bba8" text:style-name="Internet_20_link" text:visited-style-name="Visited_20_Internet_20_Link"><text:span text:style-name="T29">diff</text:span></text:a></text:p>
          </table:table-cell>
          <table:table-cell table:style-name="Table1.D2" office:value-type="string">
            <text:p text:style-name="P23"/>
          </table:table-cell>
        </table:table-row>
        <table:table-row table:style-name="Table1.1">
          <table:table-cell table:style-name="Table1.A2" office:value-type="string">
            <text:p text:style-name="P8">1.2</text:p>
          </table:table-cell>
          <table:table-cell table:style-name="Table1.A2" office:value-type="string">
            <text:p text:style-name="P26"><text:a xlink:type="simple" xlink:href="https://github.com/ZDGharst/FullStackOpen/tree/a7b1d7f3611cbafe7fddbc3066f924ee6d794056" text:style-name="Internet_20_link" text:visited-style-name="Visited_20_Internet_20_Link">a7b1d7f</text:a></text:p>
          </table:table-cell>
          <table:table-cell table:style-name="Table1.A2" office:value-type="string">
            <text:p text:style-name="Table_20_Contents"><text:a xlink:type="simple" xlink:href="https://github.com/ZDGharst/FullStackOpen/commit/a7b1d7f3611cbafe7fddbc3066f924ee6d794056" text:style-name="Internet_20_link" text:visited-style-name="Visited_20_Internet_20_Link">diff</text:a></text:p>
          </table:table-cell>
          <table:table-cell table:style-name="Table1.D2" office:value-type="string">
            <text:p text:style-name="P23"/>
          </table:table-cell>
        </table:table-row>
        <table:table-row table:style-name="Table1.1">
          <table:table-cell table:style-name="Table1.A2" office:value-type="string">
            <text:p text:style-name="P24">1.3</text:p>
          </table:table-cell>
          <table:table-cell table:style-name="Table1.A2" office:value-type="string">
            <text:p text:style-name="P27"><text:a xlink:type="simple" xlink:href="https://github.com/ZDGharst/FullStackOpen/tree/99558799a66172b0777519b2ad502999ffb8e6ae" text:style-name="Internet_20_link" text:visited-style-name="Visited_20_Internet_20_Link">9955879</text:a></text:p>
          </table:table-cell>
          <table:table-cell table:style-name="Table1.A2" office:value-type="string">
            <text:p text:style-name="P24"><text:a xlink:type="simple" xlink:href="https://github.com/ZDGharst/FullStackOpen/commit/99558799a66172b0777519b2ad502999ffb8e6ae" text:style-name="Internet_20_link" text:visited-style-name="Visited_20_Internet_20_Link">diff</text:a></text:p>
          </table:table-cell>
          <table:table-cell table:style-name="Table1.D2" office:value-type="string">
            <text:p text:style-name="P23"/>
          </table:table-cell>
        </table:table-row>
        <table:table-row table:style-name="Table1.1">
          <table:table-cell table:style-name="Table1.A2" office:value-type="string">
            <text:p text:style-name="P24">1.4</text:p>
          </table:table-cell>
          <table:table-cell table:style-name="Table1.A2" office:value-type="string">
            <text:p text:style-name="P27"><text:a xlink:type="simple" xlink:href="https://github.com/ZDGharst/FullStackOpen/tree/bc5faa000520480d52d9403f0a7c66514685af79" text:style-name="Internet_20_link" text:visited-style-name="Visited_20_Internet_20_Link">bc5faa0</text:a></text:p>
          </table:table-cell>
          <table:table-cell table:style-name="Table1.A2" office:value-type="string">
            <text:p text:style-name="P24"><text:a xlink:type="simple" xlink:href="https://github.com/ZDGharst/FullStackOpen/commit/bc5faa000520480d52d9403f0a7c66514685af79" text:style-name="Internet_20_link" text:visited-style-name="Visited_20_Internet_20_Link">diff</text:a></text:p>
          </table:table-cell>
          <table:table-cell table:style-name="Table1.D2" office:value-type="string">
            <text:p text:style-name="P23"/>
          </table:table-cell>
        </table:table-row>
        <table:table-row table:style-name="Table1.1">
          <table:table-cell table:style-name="Table1.A2" office:value-type="string">
            <text:p text:style-name="P24">1.5</text:p>
          </table:table-cell>
          <table:table-cell table:style-name="Table1.A2" office:value-type="string">
            <text:p text:style-name="P27"><text:a xlink:type="simple" xlink:href="https://github.com/ZDGharst/FullStackOpen/tree/f96eb5b357076b3ea4523f9a40ace74a1f20651e" text:style-name="Internet_20_link" text:visited-style-name="Visited_20_Internet_20_Link">f96eb5b</text:a></text:p>
          </table:table-cell>
          <table:table-cell table:style-name="Table1.A2" office:value-type="string">
            <text:p text:style-name="P24"><text:a xlink:type="simple" xlink:href="https://github.com/ZDGharst/FullStackOpen/commit/f96eb5b357076b3ea4523f9a40ace74a1f20651e" text:style-name="Internet_20_link" text:visited-style-name="Visited_20_Internet_20_Link">diff</text:a></text:p>
          </table:table-cell>
          <table:table-cell table:style-name="Table1.D2" office:value-type="string">
            <text:p text:style-name="P23"/>
          </table:table-cell>
        </table:table-row>
      </table:table>
      <text:p text:style-name="P10"/>
      <text:p text:style-name="P18">Supplementary Material</text:p>
      <text:p text:style-name="P14"><text:a xlink:type="simple" xlink:href="https://www.youtube.com/watch?v=hQAHSlTtcmY" text:style-name="Internet_20_link" text:visited-style-name="Visited_20_Internet_20_Link"><text:span text:style-name="T16">Learn React in 30 Minutes</text:span></text:a><text:span text:style-name="T16"> – To learn from a second</text:span><text:span text:style-name="T17">ary</text:span><text:span text:style-name="T16"> perspective to make sure </text:span><text:span text:style-name="T17">all </text:span><text:span text:style-name="T16">important topics are cover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8-23T11:03:09.932472213</dc:date>
    <meta:editing-duration>PT2H28S</meta:editing-duration>
    <meta:editing-cycles>38</meta:editing-cycles>
    <meta:generator>LibreOffice/6.4.7.2$Linux_X86_64 LibreOffice_project/40$Build-2</meta:generator>
    <meta:document-statistic meta:table-count="1" meta:image-count="0" meta:object-count="0" meta:page-count="4" meta:paragraph-count="48" meta:word-count="802" meta:character-count="4905" meta:non-whitespace-character-count="4138"/>
  </office:meta>
</office:document-meta>
</file>